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apsingBorderModel.getStylePreferenceValue( int sty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llapsingBorderModel.compareInt( int value1 , int value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apsingBorderModel.getHolderPreferenceValue( int 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llapsingBorderModel.getOtherSide( int si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lapsingBorderModel.getBorderModelFor( int borderCollap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llapsingBorderModel.compareStyles( int style1 , int styl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apsingBorderModel.isVerticalRelation( int si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apsingBorderModel.compareFOs( int id1 , int id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